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5.621cm" svg:height="1.905cm" svg:x="1.381cm" svg:y="10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891cm" svg:height="1.905cm" svg:x="1.381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796cm" svg:height="1.905cm" svg:x="1.381cm" svg:y="15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143cm" svg:x="1.635cm" svg:y="10.398cm">
          <text:p text:style-name="P1">Pos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143cm" svg:x="5.699cm" svg:y="10.398cm">
          <text:p text:style-name="P1">Pos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143cm" svg:x="3.667cm" svg:y="10.398cm">
          <text:p text:style-name="P1">Pos1</text:p>
          <draw:enhanced-geometry svg:viewBox="0 0 21600 21600" draw:type="rectangle" draw:enhanced-path="M 0 0 L 21600 0 21600 21600 0 21600 0 0 Z N"/>
        </draw:custom-shape>
        <draw:frame draw:style-name="gr3" draw:layer="layout" svg:width="1.035cm" svg:height="0.962cm" svg:x="7.604cm" svg:y="10.652cm">
          <draw:text-box>
            <text:p>...</text:p>
          </draw:text-box>
        </draw:frame>
        <draw:custom-shape draw:style-name="gr2" draw:text-style-name="P1" draw:layer="layout" svg:width="2.667cm" svg:height="1.143cm" svg:x="1.635cm" svg:y="13.319cm">
          <text:p text:style-name="P1">Normal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143cm" svg:x="7.35cm" svg:y="13.319cm">
          <text:p text:style-name="P1">Normal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143cm" svg:x="4.556cm" svg:y="13.319cm">
          <text:p text:style-name="P1">Normal1</text:p>
          <draw:enhanced-geometry svg:viewBox="0 0 21600 21600" draw:type="rectangle" draw:enhanced-path="M 0 0 L 21600 0 21600 21600 0 21600 0 0 Z N"/>
        </draw:custom-shape>
        <draw:frame draw:style-name="gr3" draw:layer="layout" svg:width="1.035cm" svg:height="0.962cm" svg:x="12.303cm" svg:y="16.421cm">
          <draw:text-box>
            <text:p>...</text:p>
          </draw:text-box>
        </draw:frame>
        <draw:frame draw:style-name="gr3" draw:layer="layout" svg:width="1.035cm" svg:height="0.962cm" svg:x="9.89cm" svg:y="13.446cm">
          <draw:text-box>
            <text:p>...</text:p>
          </draw:text-box>
        </draw:frame>
        <draw:custom-shape draw:style-name="gr2" draw:text-style-name="P1" draw:layer="layout" svg:width="3.302cm" svg:height="1.143cm" svg:x="1.635cm" svg:y="16.24cm">
          <text:p text:style-name="P1">TexCoord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1.143cm" svg:x="8.747cm" svg:y="16.24cm">
          <text:p text:style-name="P1">TexCoord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1.143cm" svg:x="5.191cm" svg:y="16.24cm">
          <text:p text:style-name="P1">TexCoord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1.143cm" svg:x="14.589cm" svg:y="10.398cm">
          <text:p text:style-name="P1">Pos9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143cm" svg:x="14.97cm" svg:y="13.319cm">
          <text:p text:style-name="P1">Normal9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1.143cm" svg:x="5.191cm" svg:y="16.24cm">
          <text:p text:style-name="P1">TexCoord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1.143cm" svg:x="16.24cm" svg:y="16.24cm">
          <text:p text:style-name="P1">TexCoord99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382cm" svg:height="1.905cm" svg:x="1.381cm" svg:y="18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143cm" svg:x="1.635cm" svg:y="19.034cm">
          <text:p text:style-name="P1">WVP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143cm" svg:x="4.302cm" svg:y="19.034cm">
          <text:p text:style-name="P1">WVP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143cm" svg:x="6.969cm" svg:y="19.034cm">
          <text:p text:style-name="P1">WVP2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1-11-04T11:58:51</meta:creation-date>
    <dc:date>2011-12-02T10:27:23</dc:date>
    <dc:creator>Etay Meiri</dc:creator>
    <meta:editing-duration>PT17M43S</meta:editing-duration>
    <meta:editing-cycles>2</meta:editing-cycles>
    <meta:generator>LibreOffice/3.4$Unix LibreOffice_project/340m1$Build-402</meta:generator>
    <meta:document-statistic meta:object-count="23"/>
  </office:meta>
</office:document-meta>
</file>